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87.82pt" svg:y="0pt">
            <loext:p draw:notify-on-update-of-ranges="Sheet1.A1:Sheet1.A17 Sheet1.B1:Sheet1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.25+0.0625" office:value-type="float" office:value="2.3125" calcext:value-type="float">
            <text:p>2.3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625" calcext:value-type="float">
            <text:p>1.06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.75+0.0625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75-0.0625"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0.5+0.0625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" calcext:value-type="float">
            <text:p>0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0:21:52.128187240</meta:creation-date>
    <dc:date>2018-09-16T10:37:26.614093980</dc:date>
    <meta:editing-duration>PT5M14S</meta:editing-duration>
    <meta:editing-cycles>1</meta:editing-cycles>
    <meta:document-statistic meta:table-count="1" meta:cell-count="3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B17" svg:x="2.244cm" svg:y="0.416cm" svg:width="13.096cm" svg:height="8.64cm">
          <chartooo:coordinate-region svg:x="2.971cm" svg:y="0.616cm" svg:width="12.08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7" chart:class="chart:scatter">
            <chart:domain table:cell-range-address="Sheet1.A1:Sheet1.A17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7</svg:desc>
                </draw:g>
              </table:table-cell>
              <table:table-cell office:value-type="float" office:value="0">
                <text:p>0</text:p>
                <draw:g>
                  <svg:desc>Sheet1.B1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3125">
                <text:p>2.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">
                <text:p>11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